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ource Sans Pro" svg:font-family="&quot;Source Sans Pro&quot;"/>
    <style:font-face style:name="Roboto Condensed" svg:font-family="&quot;Roboto Condense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767674" fo:border-bottom="2pt solid #767674" fo:border-left="none" fo:border-right="2pt solid #767674" style:vertical-align="middle" fo:wrap-option="wrap" fo:background-color="#FAFAFA" style:repeat-content="false"/>
      <style:paragraph-properties fo:text-align="center"/>
      <style:text-properties fo:color="#3A6D69" style:font-name="Source Sans Pro" style:font-name-asian="Source Sans Pro" style:font-name-complex="Source Sans Pro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767674" style:vertical-align="middle" fo:wrap-option="wrap" fo:background-color="#FAFAFA" style:repeat-content="false"/>
      <style:paragraph-properties fo:text-align="center"/>
      <style:text-properties fo:color="#3A6D69" style:font-name="Source Sans Pro" style:font-name-asian="Source Sans Pro" style:font-name-complex="Source Sans Pro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767674" fo:border-bottom="2pt solid #767674" fo:border-left="none" fo:border-right="2pt solid #767674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767674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4pt" style:font-size-asian="14pt" style:font-size-complex="14pt"/>
    </style:style>
    <style:style style:name="ce6" style:family="table-cell" style:parent-style-name="Default" style:data-style-name="N0">
      <style:table-cell-properties fo:border-top="2pt solid #767674" fo:border-bottom="none" fo:border-left="none" fo:border-right="2pt solid #767674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2pt solid #767674" fo:border-left="none" fo:border-right="2pt solid #767674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4pt" style:font-size-asian="14pt" style:font-size-complex="14pt"/>
    </style:style>
    <style:style style:name="ce8" style:family="table-cell" style:parent-style-name="Default" style:data-style-name="N0">
      <style:table-cell-properties fo:border-top="2pt solid #767674" fo:border-bottom="none" fo:border-left="2pt solid #767674" fo:border-right="2pt solid #767674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4pt" style:font-size-asian="14pt" style:font-size-complex="14pt"/>
    </style:style>
    <style:style style:name="ce9" style:family="table-cell" style:parent-style-name="Default" style:data-style-name="N0">
      <style:table-cell-properties fo:border-top="none" fo:border-bottom="2pt solid #767674" fo:border-left="2pt solid #767674" fo:border-right="2pt solid #767674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none" fo:border-left="none" fo:border-right="2pt solid #767674" style:vertical-align="middle" fo:wrap-option="wrap" fo:background-color="#FAFAFA" style:repeat-content="false"/>
      <style:paragraph-properties fo:text-align="center"/>
      <style:text-properties fo:color="#3A6D69" style:font-name="Source Sans Pro" style:font-name-asian="Source Sans Pro" style:font-name-complex="Source Sans Pro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none" fo:border-right="2pt solid #767674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4pt" style:font-size-asian="14pt" style:font-size-complex="14pt"/>
    </style:style>
    <style:style style:name="ce12" style:family="table-cell" style:parent-style-name="Default" style:data-style-name="N0">
      <style:table-cell-properties fo:border-top="none" fo:border-bottom="none" fo:border-left="2pt solid #767674" fo:border-right="none" style:vertical-align="automatic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767674" fo:border-bottom="2pt solid #767674" fo:border-left="none" fo:border-right="2pt solid #767674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4pt" style:font-size-asian="14pt" style:font-size-complex="14pt"/>
    </style:style>
    <style:style style:name="ce14" style:family="table-cell" style:parent-style-name="Default" style:data-style-name="N0">
      <style:table-cell-properties fo:border="2pt solid #767674" style:vertical-align="middle" fo:wrap-option="wrap" fo:background-color="#FFFFFF" style:repeat-content="false"/>
      <style:paragraph-properties fo:text-align="center"/>
      <style:text-properties fo:color="#4D4D4D" style:font-name="Roboto Condensed" style:font-name-asian="Roboto Condensed" style:font-name-complex="Roboto Condensed" fo:font-size="14pt" style:font-size-asian="14pt" style:font-size-complex="14pt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5.21229166666667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69.5pt" style:use-optimal-row-height="true" fo:break-before="auto"/>
    </style:style>
    <style:style style:name="ro2" style:family="table-row">
      <style:table-row-properties style:row-height="244.5pt" style:use-optimal-row-height="true" fo:break-before="auto"/>
    </style:style>
    <style:style style:name="ro3" style:family="table-row">
      <style:table-row-properties style:row-height="409.6pt" style:use-optimal-row-height="true" fo:break-before="auto"/>
    </style:style>
    <style:style style:name="ro4" style:family="table-row">
      <style:table-row-properties style:row-height="188.25pt" style:use-optimal-row-height="true" fo:break-before="auto"/>
    </style:style>
    <style:style style:name="ro5" style:family="table-row">
      <style:table-row-properties style:row-height="409.6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59.2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at Vaccine</text:p>
          </table:table-cell>
          <table:table-cell office:value-type="string" table:style-name="ce3">
            <text:p>Initial Kitten Vaccination (at or under 16 weeks)</text:p>
          </table:table-cell>
          <table:table-cell office:value-type="string" table:style-name="ce3">
            <text:p>Initial Adult Cat Vaccination (over 16 weeks)</text:p>
          </table:table-cell>
          <table:table-cell office:value-type="string" table:style-name="ce3">
            <text:p>Booster Recommendation</text:p>
          </table:table-cell>
          <table:table-cell office:value-type="string" table:style-name="ce10">
            <text:p>Comments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Rabies</text:p>
          </table:table-cell>
          <table:table-cell office:value-type="string" table:style-name="ce5">
            <text:p>Single dose as early as 8 weeks of age, depending on the product. Revaccinate 1 year later</text:p>
          </table:table-cell>
          <table:table-cell office:value-type="string" table:style-name="ce5">
            <text:p>single dose with yearly booster</text:p>
          </table:table-cell>
          <table:table-cell office:value-type="string" table:style-name="ce5">
            <text:p>Required annually or every 3 years, depending on vaccine used. State regulations may determine the frequency and type of booster required.</text:p>
          </table:table-cell>
          <table:table-cell office:value-type="string" table:style-name="ce11">
            <text:p>Core cat vaccine. Rabies is 100% fatal to cats, with no treatment available. Prevention is key.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Feline Distemper (Panleukopenia)</text:p>
          </table:table-cell>
          <table:table-cell office:value-type="string" table:style-name="ce5">
            <text:p>As early as 6 weeks, then every 3-4 weeks until 16 weeks of age</text:p>
          </table:table-cell>
          <table:table-cell office:value-type="string" table:style-name="ce5">
            <text:p>2 doses, 3-4 weeks apart</text:p>
          </table:table-cell>
          <table:table-cell office:value-type="string" table:style-name="ce5">
            <text:p>1 dose is given a year after the last dose of the initial series, then every 3 years.</text:p>
          </table:table-cell>
          <table:table-cell office:value-type="string" table:style-name="ce11">
            <text:p>Core cat vaccine. Feline distemper is a severe contagious disease that most commonly strikes kittens and can cause death.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Feline Herpesvirus</text:p>
          </table:table-cell>
          <table:table-cell office:value-type="string" table:style-name="ce5">
            <text:p>As early as 6 weeks, then every 3-4 weeks until 16 weeks of age</text:p>
          </table:table-cell>
          <table:table-cell office:value-type="string" table:style-name="ce5">
            <text:p>2 doses, 3-4 weeks apart</text:p>
          </table:table-cell>
          <table:table-cell office:value-type="string" table:style-name="ce5">
            <text:p>1 dose is given a year after the last dose of the initial series, then every 3 years.</text:p>
          </table:table-cell>
          <table:table-cell office:value-type="string" table:style-name="ce11">
            <text:p>Core cat vaccine. Feline herpesvirus causes feline viral rhinotracheitis (FVR), a very contagious upper respiratory condition.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Calicivirus</text:p>
          </table:table-cell>
          <table:table-cell office:value-type="string" table:style-name="ce5">
            <text:p>As early as 6 weeks, then every 3-4 weeks until 16 weeks of age</text:p>
          </table:table-cell>
          <table:table-cell office:value-type="string" table:style-name="ce5">
            <text:p>2 doses, 3-4 weeks apart</text:p>
          </table:table-cell>
          <table:table-cell office:value-type="string" table:style-name="ce5">
            <text:p>1 dose is given a year after the last dose of the initial series, then every 3 years.</text:p>
          </table:table-cell>
          <table:table-cell office:value-type="string" table:style-name="ce11">
            <text:p>Core cat vaccine. A very contagious upper respiratory condition that can cause joint pain, oral ulcerations, fever, and anorexia.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2" table:style-name="ce13">
            <text:p>Feline Leukemia Virus (FeLV)</text:p>
          </table:table-cell>
          <table:table-cell office:value-type="string" table:number-columns-spanned="1" table:number-rows-spanned="2" table:style-name="ce14">
            <text:p>As early as 8 weeks, then 3-4 weeks later</text:p>
          </table:table-cell>
          <table:table-cell office:value-type="string" table:number-columns-spanned="1" table:number-rows-spanned="2" table:style-name="ce14">
            <text:p>2 doses, 3-4 weeks apart</text:p>
          </table:table-cell>
          <table:table-cell office:value-type="string" table:number-columns-spanned="1" table:number-rows-spanned="2" table:style-name="ce14">
            <text:p>Every kitten should get a booster at one year.  If the cat doesn't go outside, no further vaccination is needed unless they are at higher risk. then annually.</text:p>
          </table:table-cell>
          <table:table-cell office:value-type="string" table:number-columns-spanned="1" table:number-rows-spanned="2" table:style-name="ce12">
            <text:p>Non-core cat vaccine.</text:p>
            <text:p>Should test FeLV negative first. Transmitted via cat-to-cat contact. Can cause cancer, immunosuppressant</text:p>
          </table:table-cell>
          <table:table-cell table:number-columns-repeated="1637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7">
          <table:table-cell office:value-type="string" table:number-columns-spanned="1" table:number-rows-spanned="2" table:style-name="ce13">
            <text:p>Bordetella</text:p>
          </table:table-cell>
          <table:table-cell office:value-type="string" table:number-columns-spanned="1" table:number-rows-spanned="2" table:style-name="ce14">
            <text:p>As early as 4 weeks</text:p>
          </table:table-cell>
          <table:table-cell office:value-type="string" table:number-columns-spanned="1" table:number-rows-spanned="2" table:style-name="ce14">
            <text:p>2 doses,1 year apart</text:p>
          </table:table-cell>
          <table:table-cell office:value-type="string" table:number-columns-spanned="1" table:number-rows-spanned="2" table:style-name="ce14">
            <text:p>Annually</text:p>
          </table:table-cell>
          <table:table-cell office:value-type="string" table:number-columns-spanned="1" table:number-rows-spanned="2" table:style-name="ce12">
            <text:p>Non-core cat vaccine.</text:p>
            <text:p>A contagious upper respiratory condition.</text:p>
          </table:table-cell>
          <table:table-cell table:number-columns-repeated="1637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number-rows-repeated="104856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ource Sans Pro" svg:font-family="&quot;Source Sans Pro&quot;"/>
    <style:font-face style:name="Roboto Condensed" svg:font-family="&quot;Roboto Condensed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1-05-09T23:32:28Z</dc:date>
  </office:meta>
</office:document-meta>
</file>